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d02" officeooo:paragraph-rsid="00125d02"/>
    </style:style>
    <style:style style:name="P2" style:family="paragraph" style:parent-style-name="Standard">
      <style:text-properties officeooo:rsid="0013654c" officeooo:paragraph-rsid="0013654c"/>
    </style:style>
    <style:style style:name="P3" style:family="paragraph" style:parent-style-name="Standard">
      <style:text-properties officeooo:rsid="00158d19" officeooo:paragraph-rsid="00158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enciamento de Custos</text:p>
      <text:p text:style-name="P1"/>
      <text:p text:style-name="P1">1. Estimar custos</text:p>
      <text:p text:style-name="P1">2. Determinar orçamento</text:p>
      <text:p text:style-name="P1"/>
      <text:p text:style-name="P1">1.1 Plano de conexão com a internet</text:p>
      <text:p text:style-name="P1">1.2 Plano de VPS</text:p>
      <text:p text:style-name="P1">1.3 Plano de telefonia</text:p>
      <text:p text:style-name="P1">1.4 Licenças de software</text:p>
      <text:p text:style-name="P2">1.5 Manutenção máquinas</text:p>
      <text:p text:style-name="P2">1.6 Pagamento de pessoal</text:p>
      <text:p text:style-name="P2"/>
      <text:p text:style-name="P2">2.1 R$ 150</text:p>
      <text:p text:style-name="P2">2.2 R$ 200</text:p>
      <text:p text:style-name="P2">2.3 R$ 200</text:p>
      <text:p text:style-name="P3">2.4 R$ 200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2:21:34.176379329</meta:creation-date>
    <dc:date>2018-05-10T22:44:41.415801297</dc:date>
    <meta:editing-duration>PT2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47" meta:character-count="248" meta:non-whitespace-character-count="214"/>
  </office:meta>
</office:document-meta>
</file>